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5-10-2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5-04-1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5-01-09 0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4-10-17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4-07-1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4-04-04 0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4-01-10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3-10-13 0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3-07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3-04-1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3-01-3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2-10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2-08-03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2-04-2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2-01-12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1-10-07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1-07-22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1-04-02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1-02-0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0-11-13 0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20-01-10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9-10-17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9-07-17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9-04-2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9-01-1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8-10-04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8-07-26 0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8-04-1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8-01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7-10-1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7-07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7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6-10-05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6-07-13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6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6-01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5-10-22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5-07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5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5-01-2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4-10-28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4-07-31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4-04-1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3-12-19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3-08-01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3-04-1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2-10-3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2-04-18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1-10-26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1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1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0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0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0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10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9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9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9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8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8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8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8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7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7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7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6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6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6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6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5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5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5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5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4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4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4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4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3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3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2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2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2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2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1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1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0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0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2000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9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9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9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9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8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8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8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7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7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7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6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6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5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5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5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4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4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4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4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3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3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3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3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3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2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2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2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2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2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2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1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1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1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1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1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90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9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8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7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7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7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7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7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7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6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6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5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5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5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5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5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5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4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4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3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3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3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3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3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3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2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2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2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2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2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2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2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2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2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2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2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1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1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1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1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1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1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1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1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1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1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0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0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0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0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0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0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0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0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80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9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9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9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9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9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9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9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9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9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9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8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8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8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8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8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8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8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7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7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7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7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7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7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7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7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7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6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6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6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6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6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6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6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6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6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6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5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5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5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5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5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5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5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5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5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5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4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4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4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4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4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4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4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4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4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4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3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3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3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3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3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3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3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2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2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2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2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2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2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2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1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1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1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1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1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1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1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1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1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0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0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0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0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0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0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70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9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9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9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9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9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9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9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9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8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8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8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8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8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8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8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8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7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7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7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7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7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7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0000762</text:p>
          </table:table-cell>
          <table:table-cell office:value-type="string" calcext:value-type="string">
            <text:p>41S/13W-09DCB</text:p>
          </table:table-cell>
          <table:table-cell office:value-type="string" calcext:value-type="string">
            <text:p>1966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36" meta:object-count="0"/>
    <meta:user-defined meta:name="AppVersion">3.0</meta:user-defined>
  </office:meta>
</office:document-meta>
</file>